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eef5a" officeooo:paragraph-rsid="000eef5a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f9ac2" officeooo:paragraph-rsid="000f9ac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none" officeooo:rsid="00117e83" officeooo:paragraph-rsid="00117e83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none" officeooo:rsid="000f9ac2" officeooo:paragraph-rsid="000f9ac2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none" officeooo:rsid="00193a30" officeooo:paragraph-rsid="00193a30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language="zxx" fo:country="none" style:text-underline-style="none" fo:font-weight="bold" officeooo:rsid="000eef5a" officeooo:paragraph-rsid="000eef5a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style:text-underline-style="none" fo:font-weight="normal" officeooo:rsid="001cfd5d" officeooo:paragraph-rsid="001cfd5d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1fe488" officeooo:paragraph-rsid="001fe488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style:text-underline-style="none" fo:font-weight="normal" officeooo:rsid="0024154d" officeooo:paragraph-rsid="0024154d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299253" officeooo:paragraph-rsid="00299253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solid" style:text-underline-width="auto" style:text-underline-color="font-color" officeooo:rsid="0013d709" officeooo:paragraph-rsid="0013d709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style:text-underline-style="solid" style:text-underline-width="auto" style:text-underline-color="font-color" officeooo:rsid="001cfd5d" officeooo:paragraph-rsid="001cfd5d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style:text-underline-style="solid" style:text-underline-width="auto" style:text-underline-color="font-color" fo:font-weight="normal" officeooo:rsid="001fc879" officeooo:paragraph-rsid="001fc879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23a60" officeooo:paragraph-rsid="00223a60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4154d" officeooo:paragraph-rsid="0024154d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style:text-underline-style="none" officeooo:rsid="002f4ae6" officeooo:paragraph-rsid="002f4ae6"/>
    </style:style>
    <style:style style:name="P17" style:family="paragraph" style:parent-style-name="Standard">
      <style:text-properties style:text-underline-style="solid" style:text-underline-width="auto" style:text-underline-color="font-color" officeooo:rsid="002f4ae6" officeooo:paragraph-rsid="002f4ae6"/>
    </style:style>
    <style:style style:name="P18" style:family="paragraph" style:parent-style-name="Standard">
      <style:text-properties officeooo:rsid="0025fd2d" officeooo:paragraph-rsid="002900cf"/>
    </style:style>
    <style:style style:name="T1" style:family="text">
      <style:text-properties officeooo:rsid="000f9ac2"/>
    </style:style>
    <style:style style:name="T2" style:family="text">
      <style:text-properties officeooo:rsid="00193a30"/>
    </style:style>
    <style:style style:name="T3" style:family="text">
      <style:text-properties fo:color="#0000cd" loext:opacity="100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2900cf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ilder som er brukt til Deleksamen 4</text:p>
      <text:p text:style-name="P1"/>
      <text:p text:style-name="P2">Kontaktinformasjon</text:p>
      <text:p text:style-name="P3">Telefonnummer, epost adresser osv. er h<text:span text:style-name="T1">entet fra </text:span><text:a xlink:type="simple" xlink:href="https://www.hiof.no/om/kontaktinformasjon/" text:style-name="Internet_20_link" text:visited-style-name="Visited_20_Internet_20_Link"><text:span text:style-name="T1">https://www.hiof.no/om/kontaktinformasjon/</text:span></text:a></text:p>
      <text:p text:style-name="P4"/>
      <text:p text:style-name="P11"><text:span text:style-name="T2">K</text:span>art<text:span text:style-name="T2">et på kontakt-siden</text:span></text:p>
      <text:p text:style-name="P5">Hentet fra OpenStreetMap der jeg trykket på share og kopierte fra HTML seksjonen:</text:p>
      <text:p text:style-name="P11"><text:a xlink:type="simple" xlink:href="https://www.openstreetmap.org/way/556798400#map=16/59.1294/11.3511" text:style-name="Internet_20_link" text:visited-style-name="Visited_20_Internet_20_Link">https://www.openstreetmap.org/way/556798400#map=16/59.1294/11.3511</text:a></text:p>
      <text:p text:style-name="P11"/>
      <text:p text:style-name="P12">Ikoner</text:p>
      <text:p text:style-name="P7">Ikoner er hentet fra <text:a xlink:type="simple" xlink:href="https://fontawesome.com/" text:style-name="Internet_20_link" text:visited-style-name="Visited_20_Internet_20_Link">https://fontawesome.com/</text:a> </text:p>
      <text:p text:style-name="P7"/>
      <text:p text:style-name="P13">Felt</text:p>
      <text:p text:style-name="P8">Hvordan jeg lager felt er tatt fra</text:p>
      <text:p text:style-name="P13"><text:a xlink:type="simple" xlink:href="https://hiof.cloud.panopto.eu/Panopto/Pages/Viewer.aspx?id=d6876041-8f4d-4f73-90b8-aecc00561fc6&amp;start=5.079687" text:style-name="Internet_20_link" text:visited-style-name="Visited_20_Internet_20_Link">https://hiof.cloud.panopto.eu/Panopto/Pages/Viewer.aspx?id=d6876041-8f4d-4f73-90b8-aecc00561fc6&amp;start=5.079687</text:a></text:p>
      <text:p text:style-name="P13"/>
      <text:p text:style-name="P14">Forminske størrelsen på &lt;main&gt; taggen</text:p>
      <text:p text:style-name="P14"><text:a xlink:type="simple" xlink:href="https://stackoverflow.com/questions/11065566/body-bigger-than-what-it-should-be" text:style-name="Internet_20_link" text:visited-style-name="Visited_20_Internet_20_Link">https://stackoverflow.com/questions/11065566/body-bigger-than-what-it-should-be</text:a></text:p>
      <text:p text:style-name="P14"/>
      <text:p text:style-name="P15">Facebook share-knapp hentet fra</text:p>
      <text:p text:style-name="P9"><text:a xlink:type="simple" xlink:href="https://developers.facebook.com/docs/plugins/share-button/" text:style-name="Internet_20_link" text:visited-style-name="Visited_20_Internet_20_Link">https://developers.facebook.com/docs/plugins/share-button/</text:a></text:p>
      <text:p text:style-name="P9"/>
      <text:p text:style-name="P10"><text:span text:style-name="T4">Hvordan jeg lager deleknapper</text:span></text:p>
      <text:p text:style-name="P18"><text:a xlink:type="simple" xlink:href="https://www.w3schools.com/howto/howto_css_social_media_buttons.asp" text:style-name="Internet_20_link" text:visited-style-name="Visited_20_Internet_20_Link"><text:span text:style-name="T5">https://www.w3schools.com/howto/howto_css_social_media_buttons.asp</text:span></text:a></text:p>
      <text:p text:style-name="P18"><text:span text:style-name="T5"/></text:p>
      <text:p text:style-name="P17"><text:span text:style-name="T5">Hvordan jeg legger til OpenGraph- og Twitter tags:</text:span></text:p>
      <text:p text:style-name="P16"><text:a xlink:type="simple" xlink:href="https://hiof.cloud.panopto.eu/Panopto/Pages/Viewer.aspx?id=e8455332-bfb7-4b24-9042-af4e00d579b4" text:style-name="Internet_20_link" text:visited-style-name="Visited_20_Internet_20_Link"><text:span text:style-name="T5">https://hiof.cloud.panopto.eu/Panopto/Pages/Viewer.aspx?id=e8455332-bfb7-4b24-9042-af4e00d579b4</text:span></text:a><text:span text:style-name="T5"> </text:span></text:p>
      <text:p text:style-name="P16"><text:span text:style-name="T5"/></text:p>
      <text:p text:style-name="P1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1:13:01.588542418</meta:creation-date>
    <dc:date>2022-11-29T12:20:16.731644746</dc:date>
    <meta:editing-duration>P2DT7H25M31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73" meta:character-count="961" meta:non-whitespace-character-count="905"/>
  </office:meta>
</office:document-meta>
</file>